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0772d" officeooo:paragraph-rsid="0010772d" style:font-size-asian="14pt" style:font-size-complex="14pt"/>
    </style:style>
    <style:style style:name="P2" style:family="paragraph" style:parent-style-name="Standard">
      <style:paragraph-properties fo:text-align="start" style:justify-single-word="false"/>
      <style:text-properties fo:font-size="14pt" officeooo:rsid="001372f1" officeooo:paragraph-rsid="001372f1" style:font-size-asian="14pt" style:font-size-complex="14pt"/>
    </style:style>
    <style:style style:name="P3" style:family="paragraph" style:parent-style-name="Standard">
      <style:paragraph-properties fo:text-align="start" style:justify-single-word="false"/>
      <style:text-properties fo:font-size="14pt" officeooo:rsid="0016cbfb" officeooo:paragraph-rsid="0016cbfb" style:font-size-asian="14pt" style:font-size-complex="14pt"/>
    </style:style>
    <style:style style:name="P4" style:family="paragraph" style:parent-style-name="Standard">
      <style:paragraph-properties fo:text-align="start" style:justify-single-word="false"/>
      <style:text-properties officeooo:paragraph-rsid="00133a0d"/>
    </style:style>
    <style:style style:name="P5" style:family="paragraph" style:parent-style-name="Standard">
      <style:paragraph-properties fo:text-align="start" style:justify-single-word="false"/>
      <style:text-properties officeooo:paragraph-rsid="001372f1"/>
    </style:style>
    <style:style style:name="P6" style:family="paragraph" style:parent-style-name="Standard">
      <style:paragraph-properties fo:text-align="start" style:justify-single-word="false"/>
      <style:text-properties officeooo:paragraph-rsid="001541de"/>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officeooo:rsid="001541de" officeooo:paragraph-rsid="001541de"/>
    </style:style>
    <style:style style:name="P9" style:family="paragraph" style:parent-style-name="Standard">
      <style:paragraph-properties fo:text-align="start" style:justify-single-word="false"/>
      <style:text-properties officeooo:rsid="0016cbfb" officeooo:paragraph-rsid="0016cbfb"/>
    </style:style>
    <style:style style:name="P10" style:family="paragraph" style:parent-style-name="Standard">
      <style:paragraph-properties fo:text-align="start" style:justify-single-word="false"/>
      <style:text-properties officeooo:rsid="001b0d2d" officeooo:paragraph-rsid="001b0d2d"/>
    </style:style>
    <style:style style:name="P11" style:family="paragraph" style:parent-style-name="Standard">
      <style:paragraph-properties fo:text-align="start" style:justify-single-word="false"/>
      <style:text-properties fo:font-size="12pt" officeooo:rsid="001372f1" officeooo:paragraph-rsid="00133a0d" style:font-size-asian="12pt" style:font-size-complex="12pt"/>
    </style:style>
    <style:style style:name="P12" style:family="paragraph" style:parent-style-name="Standard">
      <style:paragraph-properties fo:text-align="start" style:justify-single-word="false"/>
      <style:text-properties fo:font-size="12pt" officeooo:rsid="0016cbfb" officeooo:paragraph-rsid="0016cbfb" style:font-size-asian="12pt" style:font-size-complex="12pt"/>
    </style:style>
    <style:style style:name="P13" style:family="paragraph" style:parent-style-name="Standard">
      <style:paragraph-properties fo:text-align="start" style:justify-single-word="false"/>
      <style:text-properties fo:font-size="12pt" officeooo:rsid="00222dfb" officeooo:paragraph-rsid="00222dfb" style:font-size-asian="10.5pt" style:font-size-complex="12pt"/>
    </style:style>
    <style:style style:name="P14" style:family="paragraph" style:parent-style-name="Standard">
      <style:paragraph-properties fo:text-align="start" style:justify-single-word="false"/>
      <style:text-properties fo:font-size="12pt" officeooo:rsid="002273b3" officeooo:paragraph-rsid="002273b3" style:font-size-asian="10.5pt" style:font-size-complex="12pt"/>
    </style:style>
    <style:style style:name="P15" style:family="paragraph" style:parent-style-name="Standard">
      <style:paragraph-properties fo:text-align="start" style:justify-single-word="false"/>
      <style:text-properties officeooo:paragraph-rsid="00214c81"/>
    </style:style>
    <style:style style:name="P16" style:family="paragraph" style:parent-style-name="Standard">
      <style:paragraph-properties fo:text-align="start" style:justify-single-word="false"/>
      <style:text-properties officeooo:rsid="001b0d2d" officeooo:paragraph-rsid="001b0d2d"/>
    </style:style>
    <style:style style:name="P17" style:family="paragraph" style:parent-style-name="Standard">
      <style:paragraph-properties fo:text-align="start" style:justify-single-word="false"/>
      <style:text-properties officeooo:rsid="00222dfb" officeooo:paragraph-rsid="00222dfb"/>
    </style:style>
    <style:style style:name="P18" style:family="paragraph" style:parent-style-name="Standard">
      <style:paragraph-properties fo:text-align="start" style:justify-single-word="false"/>
      <style:text-properties fo:font-size="14pt" officeooo:rsid="00222dfb" officeooo:paragraph-rsid="00222dfb" style:font-size-asian="14pt" style:font-size-complex="14pt"/>
    </style:style>
    <style:style style:name="T1" style:family="text">
      <style:text-properties officeooo:rsid="000d4343"/>
    </style:style>
    <style:style style:name="T2" style:family="text">
      <style:text-properties officeooo:rsid="000e7b4c"/>
    </style:style>
    <style:style style:name="T3" style:family="text">
      <style:text-properties fo:font-size="11pt" officeooo:rsid="0011611c" style:font-size-asian="9.60000038146973pt" style:font-size-complex="11pt"/>
    </style:style>
    <style:style style:name="T4" style:family="text">
      <style:text-properties fo:font-size="12pt" style:font-size-asian="12pt" style:font-size-complex="12pt"/>
    </style:style>
    <style:style style:name="T5" style:family="text">
      <style:text-properties fo:font-size="12pt" officeooo:rsid="0010772d" style:font-size-asian="12pt" style:font-size-complex="12pt"/>
    </style:style>
    <style:style style:name="T6" style:family="text">
      <style:text-properties fo:font-size="12pt" officeooo:rsid="0011611c" style:font-size-asian="12pt" style:font-size-complex="12pt"/>
    </style:style>
    <style:style style:name="T7" style:family="text">
      <style:text-properties fo:font-size="12pt" officeooo:rsid="00133a0d" style:font-size-asian="12pt" style:font-size-complex="12pt"/>
    </style:style>
    <style:style style:name="T8" style:family="text">
      <style:text-properties fo:font-size="12pt" officeooo:rsid="001372f1" style:font-size-asian="12pt" style:font-size-complex="12pt"/>
    </style:style>
    <style:style style:name="T9" style:family="text">
      <style:text-properties fo:font-size="12pt" officeooo:rsid="001541de" style:font-size-asian="12pt" style:font-size-complex="12pt"/>
    </style:style>
    <style:style style:name="T10" style:family="text">
      <style:text-properties fo:font-size="12pt" officeooo:rsid="0016cbfb" style:font-size-asian="12pt" style:font-size-complex="12pt"/>
    </style:style>
    <style:style style:name="T11" style:family="text">
      <style:text-properties fo:font-size="12pt" officeooo:rsid="0017c696" style:font-size-asian="12pt" style:font-size-complex="12pt"/>
    </style:style>
    <style:style style:name="T12" style:family="text">
      <style:text-properties fo:font-size="12pt" officeooo:rsid="0019f81f" style:font-size-asian="12pt" style:font-size-complex="12pt"/>
    </style:style>
    <style:style style:name="T13" style:family="text">
      <style:text-properties fo:font-size="12pt" officeooo:rsid="001cb2c9" style:font-size-asian="12pt" style:font-size-complex="12pt"/>
    </style:style>
    <style:style style:name="T14" style:family="text">
      <style:text-properties fo:font-size="12pt" officeooo:rsid="00214c81" style:font-size-asian="12pt" style:font-size-complex="12pt"/>
    </style:style>
    <style:style style:name="T15" style:family="text">
      <style:text-properties fo:font-size="12pt" officeooo:rsid="00222dfb" style:font-size-asian="12pt" style:font-size-complex="12pt"/>
    </style:style>
    <style:style style:name="T16" style:family="text">
      <style:text-properties officeooo:rsid="002273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ala vs <text:span text:style-name="T2">P</text:span>ython vs <text:span text:style-name="T2">J</text:span>ava in B<text:span text:style-name="T1">ig </text:span>D<text:span text:style-name="T1">ata</text:span></text:p>
      <text:p text:style-name="P1">Java</text:p>
      <text:p text:style-name="P6"><text:span text:style-name="T5">Java is </text:span><text:span text:style-name="T6">a popular general </text:span><text:span text:style-name="T14">purpose</text:span><text:span text:style-name="T9"> object oriented</text:span><text:span text:style-name="T6"> programming language</text:span><text:span text:style-name="T9"> </text:span><text:span text:style-name="T6">that has found use in big data</text:span><text:span text:style-name="T3">. </text:span><text:span text:style-name="T7">It is a multi-paradigm programming language that </text:span><text:span text:style-name="T14">that supports functional programming. According to several sources, it has ranked in the top two programming languages for over a decade.</text:span></text:p>
      <text:p text:style-name="P15"><text:span text:style-name="T6">Java was designed to be portable and has the capability of being run on any platform that supports the Java </text:span><text:span text:style-name="T8">Virtual</text:span><text:span text:style-name="T6">Machine. Traditional Frameworks of Big data like Apache Hadoop and Spark are Java-based or </text:span><text:span text:style-name="T14">written with </text:span><text:span text:style-name="T6">Java. </text:span></text:p>
      <text:p text:style-name="P4"><text:span text:style-name="T7">The key advantages of Java as a programming language of choice for big data applications are seamless integration with Java based tools such as Apache Hadoop </text:span><text:span text:style-name="T6">and Spark, </text:span><text:span text:style-name="T7">speed, portability, and a large userbase.</text:span></text:p>
      <text:p text:style-name="P4"><text:span text:style-name="T7">The </text:span><text:span text:style-name="T6"><text:s/></text:span><text:span text:style-name="T7">only note worthy disadvantage is that the language is verbose with might make it </text:span><text:span text:style-name="T8">learning it somewhat difficult.</text:span></text:p>
      <text:p text:style-name="P11"/>
      <text:p text:style-name="P2">Scala</text:p>
      <text:p text:style-name="P5"><text:span text:style-name="T8">Scala stands is an acronym for SCAlable-L</text:span><text:span text:style-name="T9">A</text:span><text:span text:style-name="T8">nguage and </text:span><text:span text:style-name="T4"><text:s/>is a general-purpose programming language providing support for both object-oriented programming and functional programming. </text:span><text:span text:style-name="T9">It is d</text:span><text:span text:style-name="T4">esigned to be concise </text:span><text:span text:style-name="T9">and run on the Java Virtual Machine. </text:span><text:span text:style-name="T10">This interoperability means that Scala </text:span><text:span text:style-name="T14">inherits some of the advantages and untility of Java and </text:span><text:span text:style-name="T10">can use any libraries written in Java.</text:span></text:p>
      <text:p text:style-name="P8"><text:span text:style-name="T4">Because of this compatibility with <text:s/></text:span><text:span text:style-name="T10">J</text:span><text:span text:style-name="T4">ava, </text:span><text:span text:style-name="T10">it also seamlessly slot</text:span><text:span text:style-name="T15">s</text:span><text:span text:style-name="T10"> into use in big data. This is a major advantage for Scala.</text:span></text:p>
      <text:p text:style-name="P10"><text:span text:style-name="T10">A</text:span><text:span text:style-name="T4">pache Spark, a popular big data tool is written in </text:span><text:span text:style-name="T15">S</text:span><text:span text:style-name="T4">cala.</text:span></text:p>
      <text:p text:style-name="P9"><text:span text:style-name="T8">I</text:span><text:span text:style-name="T4">t is relatively difficult to learn compared to Java and Python.</text:span></text:p>
      <text:p text:style-name="P12"/>
      <text:p text:style-name="P3">Python</text:p>
      <text:p text:style-name="P9"><text:span text:style-name="T12">Python is a </text:span><text:span text:style-name="T11">multi-paradigm language developed to have good code readability </text:span><text:span text:style-name="T12">and ease of use and as such has gained roaring popularity among programmers. It is much less verbose compared to Java and Scala, has numerous standard libraries, <text:s/>and great user support.</text:span></text:p>
      <text:p text:style-name="P10"><text:span text:style-name="T12">T</text:span><text:span text:style-name="T4">he ease of use has made python easy to to learn and </text:span><text:span text:style-name="T13">has reduced programming development times. </text:span><text:span text:style-name="T15">Python is currently the most popular coding language among programmers today.</text:span></text:p>
      <text:p text:style-name="P10"><text:span text:style-name="T12">I</text:span><text:span text:style-name="T4">t is a favored coding language in data science and connected fields including big data.</text:span></text:p>
      <text:p text:style-name="P10"><text:span text:style-name="T12">I</text:span><text:span text:style-name="T4">t features compatibility with Hadoop. </text:span><text:span text:style-name="T13">Thi</text:span><text:span text:style-name="T15">e</text:span><text:span text:style-name="T13"> comparative ease of use <text:s/></text:span><text:span text:style-name="T15">of Python make it a well liked coding language for big data.</text:span></text:p>
      <text:p text:style-name="P17"><text:span text:style-name="T4">The only disadvantage is that it a little slower than Java and Scala.</text:span></text:p>
      <text:p text:style-name="P17"><text:span text:style-name="T4"/></text:p>
      <text:p text:style-name="P18">Conclusion</text:p>
      <text:p text:style-name="P13">Although Java and Scala have an edge because they are more native to the tools used in big data such as Hadoop, Spark etc, the ease of use of Python also make it a strong <text:span text:style-name="T16">contender for use in big data.</text:span></text:p>
      <text:p text:style-name="P14">In the end the choice of language to use will depend on the user and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18:44:11.437135928</meta:creation-date>
    <dc:date>2020-11-14T20:38:03.296165051</dc:date>
    <meta:editing-duration>PT39M21S</meta:editing-duration>
    <meta:editing-cycles>8</meta:editing-cycles>
    <meta:generator>LibreOffice/6.0.7.3$Linux_X86_64 LibreOffice_project/00m0$Build-3</meta:generator>
    <meta:document-statistic meta:table-count="0" meta:image-count="0" meta:object-count="0" meta:page-count="1" meta:paragraph-count="20" meta:word-count="425" meta:character-count="2528" meta:non-whitespace-character-count="2117"/>
  </office:meta>
</office:document-meta>
</file>